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ING DONG DADDY FROM DUMAS</text:p>
      <text:p text:style-name="Preformatted_20_Text">(Baxter)</text:p>
      <text:p text:style-name="Preformatted_20_Text"/>
      <text:p text:style-name="Preformatted_20_Text">I'm a ding dong daddy from Dumas now- And you oughtta see me do my stuff</text:p>
      <text:p text:style-name="Preformatted_20_Text">Why, I'm a clean cut fella - From Hohner's Corner</text:p>
      <text:p text:style-name="Preformatted_20_Text">Ooh, you oughtta see me strut</text:p>
      <text:p text:style-name="Preformatted_20_Text">I'm a paper cuttin' cutie - Got a gal called, Katy</text:p>
      <text:p text:style-name="Preformatted_20_Text">She's a little, heavy lady - And I call her baby</text:p>
      <text:p text:style-name="Preformatted_20_Text">I'm a ding dong daddy from Dumas now- And you oughtta see me do my stuff</text:p>
      <text:p text:style-name="Preformatted_20_Text"/>
      <text:p text:style-name="Preformatted_20_Text">Yes, I’m a ding dong daddy from Dumas now - And you oughtta see me do my stuff</text:p>
      <text:p text:style-name="Preformatted_20_Text">I'm a ping pong papa <text:s/>- from Pitchfork Prairie</text:p>
      <text:p text:style-name="Preformatted_20_Text">Ooh, you <text:s/>oughtta see me strut</text:p>
      <text:p text:style-name="Preformatted_20_Text">I'm a ding dong daddy - Got a whiz bang mama</text:p>
      <text:p text:style-name="Preformatted_20_Text">She's a Bear Creek baby - And a whompous anna</text:p>
      <text:p text:style-name="Preformatted_20_Text">I'm a ding dong daddy from Dumas now - And you oughtta see me do my stuff</text:p>
      <text:p text:style-name="Preformatted_20_Text"/>
      <text:p text:style-name="Preformatted_20_Text">-Instrumental Break-</text:p>
      <text:p text:style-name="Preformatted_20_Text"/>
      <text:p text:style-name="Preformatted_20_Text">Just a ding dong daddy from Dumas now - Ooh, you oughtta see me do my stuff</text:p>
      <text:p text:style-name="Preformatted_20_Text">I'm a cornpone popper - And an apple knocker</text:p>
      <text:p text:style-name="Preformatted_20_Text">You oughtta see me strut</text:p>
      <text:p text:style-name="Preformatted_20_Text">I'm a momma lovin' man - And I just left Mary</text:p>
      <text:p text:style-name="Preformatted_20_Text">She's a big blonde baby - From Peanut Prairie</text:p>
      <text:p text:style-name="Preformatted_20_Text">I'm a ding dong daddy from Dumas now - And you oughtta see me do my stuff</text:p>
      <text:p text:style-name="Preformatted_20_Text"/>
      <text:p text:style-name="Preformatted_20_Text">-Instrumental Break-</text:p>
      <text:p text:style-name="Preformatted_20_Text"/>
      <text:p text:style-name="Preformatted_20_Text">Just a rinky dinky daddy from the Dumas now - Who you'll see me doin' my stuff</text:p>
      <text:p text:style-name="Preformatted_20_Text">I'm a peach pie papa - From Jackson's Holla</text:p>
      <text:p text:style-name="Preformatted_20_Text">Ah, you oughtta see me strut</text:p>
      <text:p text:style-name="Preformatted_20_Text">I'm a honey drippin' daddy - Got a hard-hearted baby</text:p>
      <text:p text:style-name="Preformatted_20_Text">She's a sheep shakin' Sheba - And hallelujah!</text:p>
      <text:p text:style-name="Preformatted_20_Text">I'm a ding dong daddy from Dumas now - And you oughtta see me stru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28" meta:word-count="284" meta:character-count="1330"/>
    <dc:date>2009-04-29T17:35:21</dc:date>
    <dc:creator>rodolfoap</dc:creator>
    <meta:editing-duration>PT00H01M34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